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75cm"/>
    </style:style>
    <style:style style:name="gr2" style:family="graphic" style:parent-style-name="standard">
      <style:graphic-properties draw:stroke="none" draw:fill="none" fo:min-height="1.027cm"/>
    </style:style>
    <style:style style:name="gr3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5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99ff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5cm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6" style:family="graphic" style:parent-style-name="standard">
      <style:graphic-properties draw:marker-start="Arrow" draw:marker-start-width="0.3cm" draw:marker-end="Arrow" draw:marker-end-width="0.3cm" draw:fill="solid" draw:fill-color="#9999ff" draw:textarea-horizontal-align="center" draw:textarea-vertical-align="middle"/>
    </style:style>
    <style:style style:name="gr27" style:family="graphic" style:parent-style-name="standard">
      <style:graphic-properties draw:fill="solid" draw:fill-color="#c5000b" draw:textarea-horizontal-align="justify" draw:textarea-vertical-align="middle" draw:auto-grow-height="false" draw:shadow="hidden"/>
    </style:style>
    <style:style style:name="gr28" style:family="graphic" style:parent-style-name="standard">
      <style:graphic-properties svg:stroke-width="0.2cm" svg:stroke-color="#800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svg:stroke-width="0.2cm" svg:stroke-color="#0000ff" draw:marker-start="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color="#808080" draw:fill="solid" draw:fill-color="#000000" draw:textarea-horizontal-align="justify" draw:textarea-vertical-align="middle" draw:auto-grow-height="false"/>
    </style:style>
    <style:style style:name="gr31" style:family="graphic" style:parent-style-name="standard">
      <style:graphic-properties svg:stroke-width="0cm" svg:stroke-color="#800000" draw:marker-start="Arrow" draw:marker-start-width="0.3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2" style:family="graphic" style:parent-style-name="standard">
      <style:graphic-properties svg:stroke-color="#0000ff" draw:marker-start="Arrow" draw:marker-start-width="0.3cm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svg:stroke-color="#800000" draw:marker-start="Arrow" draw:marker-start-width="0.3cm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fo:min-height="1cm"/>
    </style:style>
    <style:style style:name="gr3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8000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8pt"/>
    </style:style>
    <style:style style:name="P5" style:family="paragraph">
      <style:paragraph-properties fo:margin-left="0cm" fo:margin-right="0cm" fo:text-indent="0cm"/>
      <style:text-properties fo:color="#99284c" fo:font-family="'URW Chancery L'" style:font-pitch="variable" fo:font-size="18pt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9" style:family="paragraph">
      <style:paragraph-properties fo:margin-left="0cm" fo:margin-right="0cm" fo:text-indent="0cm"/>
      <style:text-properties fo:color="#99284c" fo:font-family="'URW Chancery L'" style:font-pitch="variable"/>
    </style:style>
    <style:style style:name="P10" style:family="paragraph">
      <style:paragraph-properties fo:margin-left="0cm" fo:margin-right="0cm" fo:text-indent="0cm"/>
      <style:text-properties fo:color="#0000ff"/>
    </style:style>
    <style:style style:name="P11" style:family="paragraph">
      <style:paragraph-properties fo:margin-left="0cm" fo:margin-right="0cm" fo:text-align="center" fo:text-indent="0cm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8000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ff"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color="#2300dc" fo:font-size="18pt"/>
    </style:style>
    <style:style style:name="T5" style:family="text">
      <style:text-properties fo:color="#2300dc" style:text-position="super 58%" fo:font-size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000000"/>
    </style:style>
    <style:style style:name="T8" style:family="text">
      <style:text-properties fo:color="#0000ff"/>
    </style:style>
    <style:style style:name="T9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6.5cm" svg:height="8cm" svg:x="1.5cm" svg:y="5.9cm">
          <draw:text-box>
            <text:p text:style-name="P1"><text:span text:style-name="T1">1. Bus based Integration</text:span></text:p>
            <text:p text:style-name="P1"><text:span text:style-name="T1"/></text:p>
            <text:p text:style-name="P1"><text:span text:style-name="T1">2. Loosely coupled</text:span></text:p>
            <text:p text:style-name="P1"><text:span text:style-name="T1"/></text:p>
            <text:p text:style-name="P1"><text:span text:style-name="T1">3. Application Level</text:span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1" draw:layer="layout" svg:width="23cm" svg:height="2.301cm" svg:x="1.5cm" svg:y="1.223cm">
          <draw:text-box>
            <text:p text:style-name="P1"><text:span text:style-name="T2">REFERENCE ARCHITECTCURE FOR </text:span></text:p>
            <text:p text:style-name="P1"><text:span text:style-name="T2">ENTERPRISE APPLICATION INTEGRA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3" draw:text-style-name="P4" draw:layer="layout" svg:width="6.5cm" svg:height="4.5cm" svg:x="1cm" svg:y="14cm">
          <text:p text:style-name="P3"><text:span text:style-name="T3">App 1</text:span></text:p>
          <text:p text:style-name="P3"><text:span text:style-name="T4">3</text:span><text:span text:style-name="T5">rd</text:span><text:span text:style-name="T4"> party / <text:s text:c="11"/></text:span></text:p>
          <text:p text:style-name="P3"><text:span text:style-name="T4">opensource <text:s text:c="8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25.149966674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6.5cm" svg:height="4.5cm" svg:x="32.711cm" svg:y="30.942cm">
          <text:p text:style-name="P3"><text:span text:style-name="T3"><text:s text:c="8"/></text:span><text:span text:style-name="T3">WbSrv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402.44390135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" draw:layer="layout" svg:width="11cm" svg:height="2.75cm" svg:x="1.001cm" svg:y="1.001cm">
          <draw:text-box>
            <text:p/>
          </draw:text-box>
        </draw:frame>
        <draw:frame draw:style-name="gr6" draw:text-style-name="P1" draw:layer="layout" svg:width="10cm" svg:height="2.25cm" svg:x="1.001cm" svg:y="1.001cm">
          <draw:text-box>
            <text:p/>
          </draw:text-box>
        </draw:frame>
        <draw:frame draw:style-name="gr2" draw:text-style-name="P5" draw:layer="layout" svg:width="27.7cm" svg:height="1.277cm" svg:x="1cm" svg:y="1cm">
          <draw:text-box>
            <text:p text:style-name="P1"><text:span text:style-name="T2">Bus based Integration architecture using Middleware / ESB</text:span></text:p>
          </draw:text-box>
        </draw:frame>
        <draw:custom-shape draw:style-name="gr7" draw:text-style-name="P4" draw:layer="layout" svg:width="27.7cm" svg:height="3cm" svg:x="31.407cm" svg:y="32.161cm">
          <text:p text:style-name="P3"><text:span text:style-name="T3"><text:s text:c="107"/></text:span><text:span text:style-name="T3">Web service</text:span></text:p>
          <text:p text:style-name="P3"><text:span text:style-name="T3">Middleware <text:s text:c="128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476.441186271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27.7cm" svg:height="3cm" svg:x="1cm" svg:y="9.5cm">
          <text:p text:style-name="P6">Middle-ware / ESB</text:p>
          <draw:enhanced-geometry svg:viewBox="0 0 21600 21600" draw:glue-points="?f7 0 ?f6 ?f1 0 ?f10 ?f6 21600 ?f4 ?f10 21600 ?f9" draw:path-stretchpoint-x="10800" draw:path-stretchpoint-y="10800" draw:text-areas="0 ?f1 ?f4 ?f12" draw:type="cube" draw:modifiers="3476.441186271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6.2cm" svg:height="4.5cm" svg:x="8.5cm" svg:y="14cm">
          <text:p text:style-name="P3"><text:span text:style-name="T3">Applica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25.149966674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6.2cm" svg:height="4.5cm" svg:x="22.3cm" svg:y="14cm">
          <text:p text:style-name="P3"><text:span text:style-name="T3">Applica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25.149966674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6.2cm" svg:height="4.5cm" svg:x="15.3cm" svg:y="14cm">
          <text:p text:style-name="P3"><text:span text:style-name="T3">Applica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25.149966674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6.2cm" svg:height="4.5cm" svg:x="1cm" svg:y="3.5cm">
          <text:p text:style-name="P3"><text:span text:style-name="T3">Applica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25.149966674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6.2cm" svg:height="4.5cm" svg:x="8.3cm" svg:y="3.5cm">
          <text:p text:style-name="P3"><text:span text:style-name="T3">Applica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25.149966674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6.2cm" svg:height="4.5cm" svg:x="15.3cm" svg:y="3.5cm">
          <text:p text:style-name="P3"><text:span text:style-name="T3">Applica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25.149966674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6.2cm" svg:height="4.5cm" svg:x="22.5cm" svg:y="3.5cm">
          <text:p text:style-name="P3"><text:span text:style-name="T3">Applicatio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25.1499666740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7" draw:layer="layout" svg:width="1.5cm" svg:height="3cm" svg:x="3cm" svg:y="7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.5cm" svg:height="3cm" svg:x="10.5cm" svg:y="7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.5cm" svg:height="3cm" svg:x="17.5cm" svg:y="7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.5cm" svg:height="3cm" svg:x="24.5cm" svg:y="7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.5cm" svg:height="3.5cm" svg:x="3cm" svg:y="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.5cm" svg:height="3.5cm" svg:x="10.5cm" svg:y="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.5cm" svg:height="3.5cm" svg:x="17.5cm" svg:y="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.5cm" svg:height="3.5cm" svg:x="24.5cm" svg:y="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office:forms form:automatic-focus="false" form:apply-design-mode="false"/>
        <draw:custom-shape draw:style-name="gr9" draw:text-style-name="P3" draw:layer="layout" svg:width="12cm" svg:height="9cm" svg:x="1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14.77449455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27.7cm" svg:height="3.5cm" svg:x="1cm" svg:y="15.5cm">
          <text:p text:style-name="P3">Middle-ware / ESB</text:p>
          <draw:enhanced-geometry svg:viewBox="0 0 21600 21600" draw:glue-points="?f7 0 ?f6 ?f1 0 ?f10 ?f6 21600 ?f4 ?f10 21600 ?f9" draw:path-stretchpoint-x="10800" draw:path-stretchpoint-y="10800" draw:text-areas="0 ?f1 ?f4 ?f12" draw:type="cube" draw:modifiers="3402.443901355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7" draw:layer="layout" svg:width="9cm" svg:height="9cm" svg:x="15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6.8961161982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8" draw:layer="layout" svg:width="7.5cm" svg:height="2cm" svg:x="3cm" svg:y="11cm">
          <text:p text:style-name="P3"><text:span text:style-name="T6">Io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320.8395802098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8" draw:layer="layout" svg:width="7cm" svg:height="2cm" svg:x="15.5cm" svg:y="11cm">
          <text:p text:style-name="P3"><text:span text:style-name="T6">Io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640.779610194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" draw:layer="layout" svg:width="11cm" svg:height="2.75cm" svg:x="1cm" svg:y="1cm">
          <draw:text-box>
            <text:p/>
          </draw:text-box>
        </draw:frame>
        <draw:frame draw:style-name="gr6" draw:text-style-name="P1" draw:layer="layout" svg:width="10cm" svg:height="2.25cm" svg:x="1cm" svg:y="1cm">
          <draw:text-box>
            <text:p/>
          </draw:text-box>
        </draw:frame>
        <draw:frame draw:style-name="gr2" draw:text-style-name="P9" draw:layer="layout" svg:width="15.5cm" svg:height="1.277cm" svg:x="1cm" svg:y="1cm">
          <draw:text-box>
            <text:p text:style-name="P1"><text:span text:style-name="T2">Loosely coupled</text:span></text:p>
          </draw:text-box>
        </draw:frame>
        <draw:custom-shape draw:style-name="gr13" draw:text-style-name="P8" draw:layer="layout" svg:width="4cm" svg:height="2cm" svg:x="17cm" svg:y="6.5cm">
          <text:p text:style-name="P3"><text:span text:style-name="T6">Module 1</text:span></text:p>
          <text:p text:style-name="P3"><text:span text:style-name="T6">(Consumer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273.250699720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4" draw:text-style-name="P8" draw:layer="layout" svg:width="4.5cm" svg:height="2cm" svg:x="1.5cm" svg:y="6.5cm">
          <text:p text:style-name="P3"><text:span text:style-name="T6">Module 3</text:span></text:p>
          <text:p text:style-name="P3"><text:span text:style-name="T6">(Producer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540.9836065573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8" draw:layer="layout" svg:width="4.5cm" svg:height="2cm" svg:x="6.5cm" svg:y="6.5cm">
          <text:p text:style-name="P3"><text:span text:style-name="T6">Module 2</text:span></text:p>
          <text:p text:style-name="P3"><text:span text:style-name="T6">(Consumer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044.0779610194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7" draw:layer="layout" svg:width="3cm" svg:height="4cm" svg:x="17.5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3cm" svg:height="4cm" svg:x="5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7" draw:layer="layout" svg:width="1cm" svg:height="3.5cm" svg:x="5cm" svg:y="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7" draw:layer="layout" svg:width="1cm" svg:height="3.5cm" svg:x="8.5cm" svg:y="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7" draw:layer="layout" svg:width="1cm" svg:height="3.5cm" svg:x="4.5cm" svg:y="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7" draw:layer="layout" svg:width="1cm" svg:height="3.5cm" svg:x="18cm" svg:y="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3cm" svg:height="1.5cm" svg:x="5cm" svg:y="18.5cm">
          <text:p/>
          <draw:enhanced-geometry svg:viewBox="0 0 21600 21600" draw:text-areas="?f0 ?f8 ?f2 ?f9" draw:type="up-down-arrow" draw:modifiers="4603.27868852459 8350.849150849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3cm" svg:height="1.5cm" svg:x="17.5cm" svg:y="18.5cm">
          <text:p/>
          <draw:enhanced-geometry svg:viewBox="0 0 21600 21600" draw:text-areas="?f0 ?f8 ?f2 ?f9" draw:type="up-down-arrow" draw:modifiers="4603.27868852459 8350.8491508491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4" draw:style-name="dp1" draw:master-page-name="Default">
        <office:forms form:automatic-focus="false" form:apply-design-mode="false"/>
        <draw:custom-shape draw:style-name="gr18" draw:text-style-name="P7" draw:layer="layout" svg:width="16.1cm" svg:height="5.3cm" svg:x="9.5cm" svg:y="15.5cm">
          <text:p text:style-name="P3"><text:span text:style-name="T7">Third Party app <text:s text:c="50"/></text:span></text:p>
          <text:p text:style-name="P3"><text:span text:style-name="T7"/></text:p>
          <text:p text:style-name="P3"><text:span text:style-name="T7"/></text:p>
          <text:p text:style-name="P3"><text:span text:style-name="T7"><text:s text:c="55"/></text:span></text:p>
          <text:p text:style-name="P3"><text:span text:style-name="T7"/></text:p>
          <text:p text:style-name="P3"><text:span text:style-name="T7"/></text:p>
          <draw:enhanced-geometry svg:viewBox="0 0 21600 21600" draw:glue-points="?f7 0 ?f6 ?f1 0 ?f10 ?f6 21600 ?f4 ?f10 21600 ?f9" draw:path-stretchpoint-x="10800" draw:path-stretchpoint-y="10800" draw:text-areas="0 ?f1 ?f4 ?f12" draw:type="cube" draw:modifiers="1955.426286129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3" draw:id="id8" draw:layer="layout" svg:width="1.2cm" svg:height="3.5cm" svg:x="26.2cm" svg:y="16cm">
          <text:p text:style-name="P3">DB1</text:p>
          <draw:enhanced-geometry svg:viewBox="0 0 88 21600" draw:glue-points="44 ?f6 44 0 0 10800 44 21600 88 10800" draw:text-areas="0 ?f6 88 ?f3" draw:type="can" draw:modifiers="7804.497751124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8" draw:id="id7" draw:layer="layout" svg:width="2.2cm" svg:height="7cm" svg:x="26.5cm" svg:y="7.5cm">
          <text:p text:style-name="P3"><text:span text:style-name="T6">DB </text:span></text:p>
          <text:p text:style-name="P3"><text:span text:style-name="T6">Access </text:span></text:p>
          <text:p text:style-name="P3"><text:span text:style-name="T6">Lay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394.1623350659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3" draw:id="id9" draw:layer="layout" svg:width="1.2cm" svg:height="3.5cm" svg:x="27.5cm" svg:y="16cm">
          <text:p text:style-name="P3">DB2</text:p>
          <draw:enhanced-geometry svg:viewBox="0 0 88 21600" draw:glue-points="44 ?f6 44 0 0 10800 44 21600 88 10800" draw:text-areas="0 ?f6 88 ?f3" draw:type="can" draw:modifiers="6757.421289355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3" draw:layer="layout" svg:width="16cm" svg:height="7.4cm" svg:x="9.5cm" svg:y="1.1cm"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>App1 <text:s text:c="76"/>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75.43742709548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8" draw:id="id6" draw:layer="layout" svg:width="3cm" svg:height="4cm" svg:x="22cm" svg:y="1.8cm">
          <text:p text:style-name="P3"><text:span text:style-name="T6">OR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3015.794735088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" draw:text-style-name="P8" draw:id="id5" draw:layer="layout" svg:width="3.9cm" svg:height="3.5cm" svg:x="17.4cm" svg:y="1.5cm">
          <text:p text:style-name="P3"><text:span text:style-name="T6">Bussiness </text:span></text:p>
          <text:p text:style-name="P3"><text:span text:style-name="T6">Logic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273.250699720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id="id4" draw:layer="layout" svg:width="2cm" svg:height="5.3cm" svg:x="14.1cm" svg:y="1.4cm">
          <text:p text:style-name="P3"><text:span text:style-name="T6">serv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7048.8755622188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id="id1" draw:layer="layout" svg:width="3.5cm" svg:height="1.5cm" svg:x="10.3cm" svg:y="1.6cm">
          <text:p text:style-name="P3"><text:span text:style-name="T6">Dispatch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id="id2" draw:layer="layout" svg:width="3.5cm" svg:height="1.5cm" svg:x="10.3cm" svg:y="3.5cm">
          <text:p text:style-name="P3"><text:span text:style-name="T6">cont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id="id3" draw:layer="layout" svg:width="3.5cm" svg:height="1.5cm" svg:x="10.3cm" svg:y="5.4cm">
          <text:p text:style-name="P3"><text:span text:style-name="T6">Vie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1" draw:text-style-name="P7" draw:layer="layout" svg:x1="11.861cm" svg:y1="3.1cm" svg:x2="11.861cm" svg:y2="3.874cm" draw:start-shape="id1" draw:start-glue-point="7" draw:end-shape="id2" draw:end-glue-point="5" svg:d="m11861 3100v774">
          <text:p/>
        </draw:connector>
        <draw:connector draw:style-name="gr21" draw:text-style-name="P7" draw:layer="layout" svg:x1="11.861cm" svg:y1="5cm" svg:x2="11.861cm" svg:y2="5.774cm" draw:start-shape="id2" draw:start-glue-point="7" draw:end-shape="id3" draw:end-glue-point="5" svg:d="m11861 5000v774">
          <text:p/>
        </draw:connector>
        <draw:connector draw:style-name="gr21" draw:text-style-name="P7" draw:layer="layout" svg:x1="13.424cm" svg:y1="4.437cm" svg:x2="14.1cm" svg:y2="4.375cm" draw:start-shape="id2" draw:start-glue-point="8" draw:end-shape="id4" draw:end-glue-point="6" svg:d="m13424 4437h527v-62h149">
          <text:p/>
        </draw:connector>
        <draw:connector draw:style-name="gr21" draw:text-style-name="P7" draw:layer="layout" svg:x1="15.447cm" svg:y1="4.375cm" svg:x2="17.4cm" svg:y2="3.514cm" draw:start-shape="id4" draw:start-glue-point="8" draw:end-shape="id5" draw:end-glue-point="6" svg:d="m15447 4375h1304v-861h649">
          <text:p/>
        </draw:connector>
        <draw:connector draw:style-name="gr21" draw:text-style-name="P7" draw:layer="layout" draw:line-skew="0.102cm" svg:x1="24.58cm" svg:y1="4.008cm" svg:x2="26.5cm" svg:y2="11.172cm" draw:start-shape="id6" draw:start-glue-point="8" draw:end-shape="id7" draw:end-glue-point="6" svg:d="m24580 4008h1273v7164h647">
          <text:p/>
        </draw:connector>
        <draw:connector draw:style-name="gr21" draw:text-style-name="P7" draw:layer="layout" svg:x1="27.426cm" svg:y1="14.5cm" svg:x2="26.799cm" svg:y2="16cm" draw:start-shape="id7" draw:start-glue-point="7" draw:end-shape="id8" draw:end-glue-point="5" svg:d="m27426 14500v751h-627v749">
          <text:p/>
        </draw:connector>
        <draw:connector draw:style-name="gr21" draw:text-style-name="P7" draw:layer="layout" svg:x1="27.426cm" svg:y1="14.5cm" svg:x2="28.099cm" svg:y2="16cm" draw:start-shape="id7" draw:start-glue-point="7" draw:end-shape="id9" draw:end-glue-point="5" svg:d="m27426 14500v751h673v749">
          <text:p/>
        </draw:connector>
        <draw:custom-shape draw:style-name="gr22" draw:text-style-name="P3" draw:id="id10" draw:layer="layout" svg:width="2cm" svg:height="6cm" svg:x="1cm" svg:y="2cm">
          <text:p text:style-name="P3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3788.905547226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3" draw:text-style-name="P7" draw:layer="layout" svg:x1="3cm" svg:y1="4.823cm" svg:x2="10.3cm" svg:y2="2.537cm" draw:start-shape="id10" draw:start-glue-point="9" draw:end-shape="id1" draw:end-glue-point="6" svg:d="m3000 4823h3651v-2286h3649">
          <text:p/>
        </draw:connector>
        <draw:connector draw:style-name="gr23" draw:text-style-name="P7" draw:layer="layout" svg:x1="10.3cm" svg:y1="6.337cm" svg:x2="2.648cm" svg:y2="5.174cm" draw:start-shape="id3" draw:start-glue-point="6" draw:end-shape="id10" draw:end-glue-point="8" svg:d="m10300 6337h-3649v-1163h-4003">
          <text:p/>
        </draw:connector>
        <draw:frame draw:style-name="gr24" draw:text-style-name="P10" draw:layer="layout" svg:width="3.5cm" svg:height="1.75cm" svg:x="1cm" svg:y="1cm">
          <draw:text-box>
            <text:p text:style-name="P1"><text:span text:style-name="T8">NEW</text:span></text:p>
          </draw:text-box>
        </draw:frame>
        <draw:custom-shape draw:style-name="gr25" draw:text-style-name="P8" draw:id="id13" draw:layer="layout" svg:width="4.8cm" svg:height="1.5cm" svg:x="19.7cm" svg:y="18.5cm">
          <text:p text:style-name="P3"><text:span text:style-name="T6">Bussiness logic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3" draw:id="id11" draw:layer="layout" svg:width="2cm" svg:height="4.5cm" svg:x="1cm" svg:y="15.5cm">
          <text:p text:style-name="P3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4102.359056377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3" draw:text-style-name="P7" draw:layer="layout" svg:x1="2.619cm" svg:y1="17.939cm" svg:x2="14.3cm" svg:y2="18.736cm" draw:start-shape="id11" draw:start-glue-point="8" draw:end-shape="id12" draw:end-glue-point="6" svg:d="m2619 17939h6032v797h5649">
          <text:p/>
        </draw:connector>
        <draw:connector draw:style-name="gr23" draw:text-style-name="P7" draw:layer="layout" svg:x1="14.3cm" svg:y1="18.736cm" svg:x2="2.619cm" svg:y2="17.939cm" draw:start-shape="id12" draw:start-glue-point="6" draw:end-shape="id11" draw:end-glue-point="8" svg:d="m14300 18736h-5649v-797h-6032">
          <text:p/>
        </draw:connector>
        <draw:custom-shape draw:style-name="gr20" draw:text-style-name="P11" draw:id="id12" draw:layer="layout" svg:width="4.5cm" svg:height="2cm" svg:x="14.3cm" svg:y="17.5cm">
          <text:p text:style-name="P3"><text:span text:style-name="T9">Interfa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116.6416791604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6" draw:text-style-name="P7" draw:layer="layout" draw:type="lines" svg:x1="19.7cm" svg:y1="19.437cm" svg:x2="18.325cm" svg:y2="18.736cm" draw:start-shape="id13" draw:start-glue-point="6" draw:end-shape="id12" draw:end-glue-point="8" svg:d="m19700 19437h-501l103-701h-977">
          <text:p/>
        </draw:connector>
        <draw:custom-shape draw:style-name="gr18" draw:text-style-name="P3" draw:layer="layout" svg:width="13.6cm" svg:height="6cm" svg:x="3.9cm" svg:y="9cm"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75.43742709548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8" draw:id="id24" draw:layer="layout" svg:width="6.1cm" svg:height="1.9cm" svg:x="10.4cm" svg:y="13cm">
          <text:p text:style-name="P3"><text:span text:style-name="T6">OR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414.9925037481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8" draw:id="id18" draw:layer="layout" svg:width="3.9cm" svg:height="3.1cm" svg:x="10.3cm" svg:y="9.4cm">
          <text:p text:style-name="P3"><text:span text:style-name="T6">Bussiness </text:span></text:p>
          <text:p text:style-name="P3"><text:span text:style-name="T6">Logic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273.250699720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id="id17" draw:layer="layout" svg:width="2cm" svg:height="5.3cm" svg:x="8.1cm" svg:y="9.4cm">
          <text:p text:style-name="P3"><text:span text:style-name="T6">serv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7048.8755622188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id="id14" draw:layer="layout" svg:width="3.5cm" svg:height="1.5cm" svg:x="4.1cm" svg:y="9.5cm">
          <text:p text:style-name="P3"><text:span text:style-name="T6">Dispatch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id="id15" draw:layer="layout" svg:width="3.5cm" svg:height="1.5cm" svg:x="4.1cm" svg:y="11.4cm">
          <text:p text:style-name="P3"><text:span text:style-name="T6">controll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id="id16" draw:layer="layout" svg:width="3.5cm" svg:height="1.5cm" svg:x="4.1cm" svg:y="13.3cm">
          <text:p text:style-name="P3"><text:span text:style-name="T6">View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1" draw:text-style-name="P7" draw:layer="layout" svg:x1="5.661cm" svg:y1="11cm" svg:x2="5.661cm" svg:y2="11.774cm" draw:start-shape="id14" draw:start-glue-point="7" draw:end-shape="id15" draw:end-glue-point="5" svg:d="m5661 11000v774">
          <text:p/>
        </draw:connector>
        <draw:connector draw:style-name="gr21" draw:text-style-name="P7" draw:layer="layout" svg:x1="5.661cm" svg:y1="12.9cm" svg:x2="5.661cm" svg:y2="13.674cm" draw:start-shape="id15" draw:start-glue-point="7" draw:end-shape="id16" draw:end-glue-point="5" svg:d="m5661 12900v774">
          <text:p/>
        </draw:connector>
        <draw:connector draw:style-name="gr21" draw:text-style-name="P7" draw:layer="layout" svg:x1="7.224cm" svg:y1="12.337cm" svg:x2="8.1cm" svg:y2="12.375cm" draw:start-shape="id15" draw:start-glue-point="8" draw:end-shape="id17" draw:end-glue-point="6" svg:d="m7224 12337h627v38h249">
          <text:p/>
        </draw:connector>
        <draw:connector draw:style-name="gr21" draw:text-style-name="P7" draw:layer="layout" svg:x1="9.447cm" svg:y1="12.375cm" svg:x2="10.3cm" svg:y2="11.184cm" draw:start-shape="id17" draw:start-glue-point="8" draw:end-shape="id18" draw:end-glue-point="6" svg:d="m9447 12375h754v-1191h99">
          <text:p/>
        </draw:connector>
        <draw:connector draw:style-name="gr28" draw:text-style-name="P7" draw:layer="layout" svg:x1="22.191cm" svg:y1="8cm" svg:x2="17cm" svg:y2="10.891cm" draw:start-shape="id19" draw:start-glue-point="7" draw:end-shape="id20" draw:end-glue-point="9" svg:d="m22191 8000v2891h-5191">
          <text:p/>
        </draw:connector>
        <draw:connector draw:style-name="gr29" draw:text-style-name="P7" draw:layer="layout" draw:line-skew="0.849cm" svg:x1="19cm" svg:y1="8cm" svg:x2="21.891cm" svg:y2="16.516cm" draw:start-shape="id21" draw:end-shape="id22" draw:end-glue-point="5" svg:d="m19000 8000v5000h2891v3516">
          <text:p/>
        </draw:connector>
        <draw:custom-shape draw:style-name="gr30" draw:text-style-name="P3" draw:layer="layout" svg:width="7.5cm" svg:height="5.5cm" svg:x="18cm" svg:y="9cm">
          <text:p text:style-name="P3">Middleware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828.3936902910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draw:id="id21" draw:layer="layout" svg:width="3cm" svg:height="1.5cm" svg:x="17.5cm" svg:y="6.5cm">
          <text:p text:style-name="P3"><text:span text:style-name="T6">adap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122.71818787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8" draw:id="id19" draw:layer="layout" svg:width="3cm" svg:height="1.5cm" svg:x="20.8cm" svg:y="6.5cm">
          <text:p text:style-name="P3"><text:span text:style-name="T6">adap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122.71818787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id="id20" draw:layer="layout" svg:width="1.5cm" svg:height="3cm" svg:x="15.5cm" svg:y="9.5cm">
          <text:p text:style-name="P3"><text:span text:style-name="T6">adap</text:span></text:p>
          <text:p text:style-name="P3"><text:span text:style-name="T6">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122.71818787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id="id22" draw:layer="layout" svg:width="3cm" svg:height="1.5cm" svg:x="20.5cm" svg:y="16.3cm">
          <text:p text:style-name="P3"><text:span text:style-name="T6">adapt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122.718187874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1" draw:text-style-name="P7" draw:layer="layout" svg:x1="15.5cm" svg:y1="11.108cm" svg:x2="14.2cm" svg:y2="10.714cm" draw:start-shape="id20" draw:start-glue-point="6" draw:end-shape="id18" draw:end-glue-point="9" svg:d="m15500 11108h-649v-394h-651">
          <text:p/>
        </draw:connector>
        <draw:connector draw:style-name="gr32" draw:text-style-name="P7" draw:layer="layout" draw:type="curve" svg:x1="19.084cm" svg:y1="5cm" svg:x2="19.108cm" svg:y2="6.5cm" draw:start-shape="id5" draw:start-glue-point="7" draw:end-shape="id21" draw:end-glue-point="4" svg:d="m19084 5000c0 1126 24 377 24 1500">
          <text:p/>
        </draw:connector>
        <draw:connector draw:style-name="gr33" draw:text-style-name="P7" draw:layer="layout" draw:type="curve" svg:x1="19.084cm" svg:y1="5cm" svg:x2="22.191cm" svg:y2="6.716cm" draw:start-shape="id5" draw:start-glue-point="7" draw:end-shape="id19" draw:end-glue-point="5" svg:d="m19084 5000c0 1126 3107 269 3107 1716">
          <text:p/>
        </draw:connector>
        <draw:connector draw:style-name="gr32" draw:text-style-name="P7" draw:layer="layout" draw:type="curve" svg:x1="21.891cm" svg:y1="17.8cm" svg:x2="21.911cm" svg:y2="18.874cm" draw:start-shape="id22" draw:start-glue-point="7" draw:end-shape="id13" draw:end-glue-point="5" svg:d="m21891 17800c0 526 20-10 20 1074">
          <text:p/>
        </draw:connector>
        <draw:custom-shape draw:style-name="gr22" draw:text-style-name="P3" draw:id="id23" draw:layer="layout" svg:width="2cm" svg:height="6cm" svg:x="1cm" svg:y="9cm">
          <text:p text:style-name="P3">client</text:p>
          <draw:enhanced-geometry svg:viewBox="0 0 21600 21600" draw:glue-points="?f7 0 ?f6 ?f1 0 ?f10 ?f6 21600 ?f4 ?f10 21600 ?f9" draw:path-stretchpoint-x="10800" draw:path-stretchpoint-y="10800" draw:text-areas="0 ?f1 ?f4 ?f12" draw:type="cube" draw:modifiers="4102.359056377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1" draw:text-style-name="P7" draw:layer="layout" draw:type="curve" svg:x1="3cm" svg:y1="11.809cm" svg:x2="4.1cm" svg:y2="10.437cm" draw:start-shape="id23" draw:start-glue-point="9" draw:end-shape="id14" draw:end-glue-point="6" svg:d="m3000 11809c826 0 277-1372 1100-1372">
          <text:p/>
        </draw:connector>
        <draw:connector draw:style-name="gr21" draw:text-style-name="P7" draw:layer="layout" draw:type="curve" svg:x1="2.619cm" svg:y1="12.189cm" svg:x2="4.1cm" svg:y2="14.237cm" draw:start-shape="id23" draw:start-glue-point="8" draw:end-shape="id16" draw:end-glue-point="6" svg:d="m2619 12189c1398 0 658 2048 1481 2048">
          <text:p/>
        </draw:connector>
        <draw:frame draw:style-name="gr34" draw:text-style-name="P1" draw:layer="layout" svg:width="2.5cm" svg:height="1.25cm" svg:x="7cm" svg:y="7.5cm">
          <draw:text-box>
            <text:p/>
          </draw:text-box>
        </draw:frame>
        <draw:frame draw:style-name="gr35" draw:text-style-name="P1" draw:layer="layout" svg:width="2.5cm" svg:height="0.962cm" svg:x="4cm" svg:y="8cm">
          <draw:text-box>
            <text:p text:style-name="P1">App2</text:p>
          </draw:text-box>
        </draw:frame>
        <draw:connector draw:style-name="gr21" draw:text-style-name="P7" draw:layer="layout" draw:type="curve" svg:x1="20.768cm" svg:y1="3.514cm" svg:x2="22cm" svg:y2="4.008cm" draw:start-shape="id5" draw:start-glue-point="8" draw:end-shape="id6" draw:end-glue-point="6" svg:d="m20768 3514c1323 0 707 494 1232 494">
          <text:p/>
        </draw:connector>
        <draw:connector draw:style-name="gr21" draw:text-style-name="P7" draw:layer="layout" draw:type="curve" svg:x1="12.014cm" svg:y1="12.5cm" svg:x2="13.255cm" svg:y2="13.387cm" draw:start-shape="id18" draw:start-glue-point="7" draw:end-shape="id24" draw:end-glue-point="5" svg:d="m12014 12500c0 376 1241-67 1241 887">
          <text:p/>
        </draw:connector>
        <draw:connector draw:style-name="gr21" draw:text-style-name="P7" draw:layer="layout" draw:type="curve" draw:line-skew="-4.63cm 0.043cm" svg:x1="16.11cm" svg:y1="14.143cm" svg:x2="27.426cm" svg:y2="14.5cm" draw:start-shape="id24" draw:start-glue-point="8" draw:end-shape="id7" draw:end-glue-point="7" svg:d="m16110 14143c1141 0 951 451 3494 745s7822 429 7822-388">
          <text:p/>
        </draw:connector>
        <draw:connector draw:style-name="gr21" draw:text-style-name="P7" draw:layer="layout" draw:type="curve" svg:x1="24.123cm" svg:y1="19.437cm" svg:x2="26.2cm" svg:y2="17.749cm" draw:start-shape="id13" draw:start-glue-point="8" draw:end-shape="id8" draw:end-glue-point="6" svg:d="m24123 19437c1842 0 804-1688 2077-16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5-13T12:52:58</meta:creation-date>
    <dc:date>2011-06-23T11:31:48</dc:date>
    <meta:editing-cycles>198</meta:editing-cycles>
    <meta:editing-duration>PT11H11M33S</meta:editing-duration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